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>
      <style:table-cell-properties style:vertical-align="automatic" fo:wrap-option="wrap" style:rotation-angle="90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87.4pt" style:use-optimal-row-height="false" fo:break-before="auto"/>
    </style:style>
    <style:style style:name="ro2" style:family="table-row">
      <style:table-row-properties style:row-height="29.8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90.95pt" style:use-optimal-row-height="false" fo:break-before="auto"/>
    </style:style>
    <style:style style:name="ro7" style:family="table-row">
      <style:table-row-properties style:row-height="4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number-columns-repeated="1006" table:default-cell-style-name="ce1"/>
        <table:table-column table:style-name="co9" table:number-columns-repeated="15362" table:default-cell-style-name="ce1"/>
        <table:table-row table:style-name="ro1">
          <table:table-cell table:style-name="ce2"/>
          <table:table-cell office:value-type="string" table:style-name="ce3">
            <text:p>reading</text:p>
          </table:table-cell>
          <table:table-cell office:value-type="string" table:style-name="ce3">
            <text:p>underlining</text:p>
          </table:table-cell>
          <table:table-cell office:value-type="string" table:style-name="ce3">
            <text:p>highlighting</text:p>
          </table:table-cell>
          <table:table-cell office:value-type="string" table:style-name="ce3">
            <text:p>annotation</text:p>
          </table:table-cell>
          <table:table-cell office:value-type="string" table:style-name="ce3">
            <text:p>Note-taking</text:p>
          </table:table-cell>
          <table:table-cell office:value-type="string" table:style-name="ce3">
            <text:p>commenting/ scribbling</text:p>
          </table:table-cell>
          <table:table-cell office:value-type="string" table:style-name="ce3">
            <text:p>summary writing</text:p>
          </table:table-cell>
          <table:table-cell office:value-type="string" table:style-name="ce3">
            <text:p>outlining</text:p>
          </table:table-cell>
          <table:table-cell office:value-type="string" table:style-name="ce3">
            <text:p>Non-sequential navigation</text:p>
          </table:table-cell>
          <table:table-cell office:value-type="string" table:style-name="ce3">
            <text:p>searching</text:p>
          </table:table-cell>
          <table:table-cell office:value-type="string" table:style-name="ce3">
            <text:p>info seeking</text:p>
          </table:table-cell>
          <table:table-cell office:value-type="string" table:style-name="ce3">
            <text:p>finding related material</text:p>
          </table:table-cell>
          <table:table-cell office:value-type="string" table:style-name="ce3">
            <text:p>quoting</text:p>
          </table:table-cell>
          <table:table-cell office:value-type="string" table:style-name="ce3">
            <text:p>comparision</text:p>
          </table:table-cell>
          <table:table-cell office:value-type="string" table:style-name="ce3">
            <text:p>sharing content</text:p>
          </table:table-cell>
          <table:table-cell table:number-columns-repeated="16368" table:style-name="ce2"/>
        </table:table-row>
        <table:table-row table:style-name="ro2">
          <table:table-cell office:value-type="string" table:style-name="ce4">
            <text:p>Reading in order to identify document</text:p>
          </table:table-cell>
          <table:table-cell office:value-type="string" table:style-name="ce1">
            <text:p>x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Skimm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Reading own text to remi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4">
            <text:p>Reading to search/answer question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">
            <text:p>Reading to self inform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">
            <text:p>Reading to lear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4">
            <text:p>Reading for cross-referenc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4">
            <text:p>Reading to edit or critically review tex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5">
            <text:p>Reading to support listeni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4">
            <text:p>Reading to support discussi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number-rows-repeated="3" table:style-name="ro5">
          <table:table-cell table:number-columns-repeated="16384"/>
        </table:table-row>
        <table:table-row table:style-name="ro6">
          <table:table-cell table:style-name="ce2"/>
          <table:table-cell office:value-type="string" table:style-name="ce3">
            <text:p>reading</text:p>
          </table:table-cell>
          <table:table-cell office:value-type="string" table:style-name="ce3">
            <text:p>underlining</text:p>
          </table:table-cell>
          <table:table-cell office:value-type="string" table:style-name="ce3">
            <text:p>highlighting</text:p>
          </table:table-cell>
          <table:table-cell office:value-type="string" table:style-name="ce3">
            <text:p>annotation</text:p>
          </table:table-cell>
          <table:table-cell office:value-type="string" table:style-name="ce3">
            <text:p>Note-taking</text:p>
          </table:table-cell>
          <table:table-cell office:value-type="string" table:style-name="ce3">
            <text:p>commenting/ scribbling</text:p>
          </table:table-cell>
          <table:table-cell office:value-type="string" table:style-name="ce3">
            <text:p>summary writing</text:p>
          </table:table-cell>
          <table:table-cell office:value-type="string" table:style-name="ce3">
            <text:p>outlining</text:p>
          </table:table-cell>
          <table:table-cell office:value-type="string" table:style-name="ce3">
            <text:p>Non-sequential navigation</text:p>
          </table:table-cell>
          <table:table-cell office:value-type="string" table:style-name="ce3">
            <text:p>searching</text:p>
          </table:table-cell>
          <table:table-cell office:value-type="string" table:style-name="ce3">
            <text:p>info seeking</text:p>
          </table:table-cell>
          <table:table-cell office:value-type="string" table:style-name="ce3">
            <text:p>finding related material (videos)</text:p>
          </table:table-cell>
          <table:table-cell office:value-type="string" table:style-name="ce3">
            <text:p>quoting</text:p>
          </table:table-cell>
          <table:table-cell office:value-type="string" table:style-name="ce3">
            <text:p>comparision</text:p>
          </table:table-cell>
          <table:table-cell office:value-type="string" table:style-name="ce3">
            <text:p>sharing content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<text:a xlink:href="http://dl.acm.org/citation.cfm?id=1255116">WikiTUI</text:a>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<text:a xlink:href="http://isgwww.cs.ovgu.de/uise/Forschung/Publikationen/2011-CHI-ProjectiveAugmentedBooks.pdf">Projective Augmented Books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(x)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<text:a xlink:href="http://dl.acm.org/citation.cfm?id=286510">Xlibris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6">
            <text:p>InkSeine (active note taking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7">
            <text:p><text:a xlink:href="http://dl.acm.org/citation.cfm?id=2254669">Supporting Active Reading on Pen and Touch-Operated Tabletop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6">
            <text:p><text:a xlink:href="http://dl.acm.org/citation.cfm?id=1979430">LiquidText</text:a>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<text:a xlink:href="http://dl.acm.org/citation.cfm?id=2208327">GatherReader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<text:a xlink:href="http://dl.acm.org/citation.cfm?id=159630">DigitalDesk</text:a>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<text:a xlink:href="http://ieeexplore.ieee.org/xpls/abs_all.jsp?arnumber=704149&amp;tag=1">EnhancedDesk</text:a>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6">
            <text:p><text:a xlink:href="http://dl.acm.org/citation.cfm?id=223470">InteractiveDesk</text:a>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6">
            <text:p><text:a xlink:href="http://dl.acm.org/citation.cfm?id=1240866.1240931">The Mixed Reality Book</text:a>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6">
            <text:p><text:a xlink:href="http://dl.acm.org/citation.cfm?id=634087">MagicBook</text:a>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6">
            <text:p>MEMENTO(create scrapbook)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<text:a xlink:href="http://dl.acm.org/citation.cfm?id=1358682">PaperProof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a xlink:href="http://dl.acm.org/citation.cfm?id=1226969.1226981">PaperPoint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<text:a xlink:href="http://dl.acm.org/citation.cfm?id=1095074">PapierCraft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<text:a xlink:href="http://dl.acm.org/citation.cfm?id=571992">The Missing Link</text:a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6">
            <text:p><text:a xlink:href="http://dl.acm.org/citation.cfm?id=1347410">InteractiveFolder</text:a>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number-rows-repeated="7" table:style-name="ro3">
          <table:table-cell table:style-name="ce5"/>
          <table:table-cell table:number-columns-repeated="16383" table:style-name="ce1"/>
        </table:table-row>
        <table:table-row table:number-rows-repeated="1048536" table:style-name="ro5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9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9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hincapie</meta:initial-creator>
    <dc:creator>jhincapie</dc:creator>
    <meta:creation-date>2012-10-23T19:41:02Z</meta:creation-date>
    <dc:date>2013-03-28T19:36:42Z</dc:date>
    <meta:editing-cycles>12</meta:editing-cycles>
    <meta:editing-duration>PT18708S</meta:editing-duration>
  </office:meta>
</office:document-meta>
</file>